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ler" svg:font-family="Aller" style:font-pitch="variable"/>
    <style:font-face style:name="Aller Display" svg:font-family="'Aller Display'" style:font-pitch="variable"/>
    <style:font-face style:name="Aller Light" svg:font-family="'Aller Ligh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46cm"/>
    </style:style>
    <style:style style:name="gr2" style:family="graphic" style:parent-style-name="standard">
      <style:graphic-properties draw:stroke="none" draw:fill-color="#859900" draw:textarea-horizontal-align="justify" draw:textarea-vertical-align="middle" draw:auto-grow-height="false" fo:min-height="0.85cm" fo:min-width="2.1cm"/>
    </style:style>
    <style:style style:name="gr3" style:family="graphic" style:parent-style-name="standard">
      <style:graphic-properties draw:stroke="none" draw:fill-color="#dc322f" draw:textarea-horizontal-align="justify" draw:textarea-vertical-align="middle" draw:auto-grow-height="false" fo:min-height="0.85cm" fo:min-width="1.7cm"/>
    </style:style>
    <style:style style:name="gr4" style:family="graphic" style:parent-style-name="standard">
      <style:graphic-properties draw:stroke="none" draw:fill-color="#268bd2" draw:textarea-horizontal-align="justify" draw:textarea-vertical-align="middle" draw:auto-grow-height="false" fo:min-height="0.85cm" fo:min-width="2.9cm"/>
    </style:style>
    <style:style style:name="gr5" style:family="graphic" style:parent-style-name="standard">
      <style:graphic-properties draw:stroke="none" draw:fill-color="#657b83" draw:textarea-horizontal-align="justify" draw:textarea-vertical-align="middle" draw:auto-grow-height="false" fo:min-height="0.85cm" fo:min-width="1.9cm"/>
    </style:style>
    <style:style style:name="gr6" style:family="graphic" style:parent-style-name="objectwithoutfill">
      <style:graphic-properties svg:stroke-width="0.081cm" svg:stroke-color="#657b8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draw:stroke="dash" draw:stroke-dash="Fine_20_Dashed" svg:stroke-width="0.081cm" svg:stroke-color="#dc322f" draw:marker-start="Arrow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draw:stroke="dash" draw:stroke-dash="Fine_20_Dashed" svg:stroke-width="0.081cm" svg:stroke-color="#dc322f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draw:stroke="solid" draw:stroke-dash="Fine_20_Dashed" svg:stroke-width="0.081cm" svg:stroke-color="#657b83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loext:graphic-properties draw:fill="none" draw:fill-color="#ffffff"/>
      <style:text-properties fo:color="#657b83" style:font-name="Aller Display"/>
    </style:style>
    <style:style style:name="P2" style:family="paragraph">
      <loext:graphic-properties draw:fill="none" draw:fill-color="#ffffff"/>
      <style:text-properties fo:color="#657b83" style:text-outline="true" style:font-name="Aller Display"/>
    </style:style>
    <style:style style:name="P3" style:family="paragraph">
      <style:paragraph-properties fo:text-align="center"/>
    </style:style>
    <style:style style:name="P4" style:family="paragraph">
      <loext:graphic-properties draw:fill-color="#859900"/>
      <style:paragraph-properties fo:text-align="center"/>
      <style:text-properties fo:color="#ffffff" style:font-name="Aller Light"/>
    </style:style>
    <style:style style:name="P5" style:family="paragraph">
      <loext:graphic-properties draw:fill-color="#dc322f"/>
      <style:paragraph-properties fo:text-align="center"/>
      <style:text-properties fo:color="#ffffff" style:font-name="Aller Light"/>
    </style:style>
    <style:style style:name="P6" style:family="paragraph">
      <loext:graphic-properties draw:fill-color="#268bd2"/>
      <style:paragraph-properties fo:text-align="center"/>
      <style:text-properties fo:color="#ffffff" style:font-name="Aller Light"/>
    </style:style>
    <style:style style:name="P7" style:family="paragraph">
      <loext:graphic-properties draw:fill-color="#657b83"/>
      <style:paragraph-properties fo:text-align="center"/>
      <style:text-properties fo:color="#ffffff" style:font-name="Aller Ligh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style:font-name="Aller"/>
    </style:style>
    <style:style style:name="T1" style:family="text">
      <style:text-properties fo:color="#657b83" style:font-name="Aller Display"/>
    </style:style>
    <style:style style:name="T2" style:family="text">
      <style:text-properties fo:color="#657b83" style:text-outline="true" style:font-name="Aller Display"/>
    </style:style>
    <style:style style:name="T3" style:family="text">
      <style:text-properties fo:color="#ffffff" style:font-name="Aller Light"/>
    </style:style>
    <style:style style:name="T4" style:family="text">
      <style:text-properties fo:color="#ffffff" style:font-name="Aller Light" fo:language="en" fo:country="US"/>
    </style:style>
    <style:style style:name="T5" style:family="text">
      <style:text-properties style:font-name="Aller" fo:font-size="14pt" fo:language="en" fo:country="US" style:font-size-asian="14pt" style:font-size-complex="14pt"/>
    </style:style>
    <style:style style:name="T6" style:family="text">
      <style:text-properties style:font-name="Aller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3.2cm" svg:height="0.996cm" svg:x="2.176cm" svg:y="0.116cm">
            <draw:text-box>
              <text:p><text:span text:style-name="T1">Posit</text:span><text:span text:style-name="T1">ive</text:span></text:p>
            </draw:text-box>
          </draw:frame>
          <draw:frame draw:style-name="gr1" draw:text-style-name="P2" draw:layer="layout" svg:width="3.2cm" svg:height="0.996cm" svg:x="7.776cm" svg:y="0.12cm">
            <draw:text-box>
              <text:p><text:span text:style-name="T2">Negative</text:span></text:p>
            </draw:text-box>
          </draw:frame>
          <draw:custom-shape draw:style-name="gr2" draw:text-style-name="P4" xml:id="id1" draw:id="id1" draw:layer="layout" svg:width="2.6cm" svg:height="1.1cm" svg:x="2.476cm" svg:y="1.816cm">
            <text:p text:style-name="P3"><text:span text:style-name="T3">Subgoa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xml:id="id2" draw:id="id2" draw:layer="layout" svg:width="2.2cm" svg:height="1.1cm" svg:x="2.676cm" svg:y="3.866cm">
            <text:p text:style-name="P3"><text:span text:style-name="T4">Threa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xml:id="id3" draw:id="id3" draw:layer="layout" svg:width="3.4cm" svg:height="1.1cm" svg:x="7.676cm" svg:y="1.816cm">
            <text:p text:style-name="P3"><text:span text:style-name="T3">Alternativ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7" xml:id="id4" draw:id="id4" draw:layer="layout" svg:width="2.4cm" svg:height="1.1cm" svg:x="8.176cm" svg:y="3.866cm">
            <text:p text:style-name="P3"><text:span text:style-name="T4">Orphan</text:span></text:p>
            <draw:enhanced-geometry svg:viewBox="0 0 21600 21600" draw:type="rectangle" draw:enhanced-path="M 0 0 L 21600 0 21600 21600 0 21600 0 0 Z N"/>
          </draw:custom-shape>
          <draw:connector draw:style-name="gr6" draw:text-style-name="P8" draw:layer="layout" draw:type="curve" svg:x1="2.476cm" svg:y1="2.366cm" svg:x2="2.676cm" svg:y2="4.416cm" draw:start-shape="id1" draw:start-glue-point="3" draw:end-shape="id2" svg:d="M2476 2366c-750 0-850 2050 200 2050" svg:viewBox="0 0 777 2051">
            <text:p/>
          </draw:connector>
          <draw:connector draw:style-name="gr6" draw:text-style-name="P8" draw:layer="layout" draw:type="curve" svg:x1="9.376cm" svg:y1="2.916cm" svg:x2="9.376cm" svg:y2="3.866cm" draw:start-shape="id3" draw:start-glue-point="2" draw:end-shape="id4" draw:end-glue-point="0" svg:d="M9376 2916v950" svg:viewBox="0 0 1 951">
            <text:p/>
          </draw:connector>
          <draw:connector draw:style-name="gr6" draw:text-style-name="P8" draw:layer="layout" draw:type="curve" svg:x1="10.576cm" svg:y1="4.416cm" svg:x2="9.376cm" svg:y2="4.966cm" draw:start-shape="id4" draw:end-shape="id4" draw:end-glue-point="2" svg:d="M10576 4416c750 0 626 525 138 850s-1338 450-1338-300" svg:viewBox="0 0 1734 1107">
            <text:p/>
          </draw:connector>
          <draw:connector draw:style-name="gr6" draw:text-style-name="P8" draw:layer="layout" draw:type="curve" svg:x1="9.376cm" svg:y1="1.816cm" svg:x2="3.776cm" svg:y2="1.816cm" draw:start-shape="id3" draw:start-glue-point="0" draw:end-shape="id1" draw:end-glue-point="0" svg:d="M9376 1816c0-750-5600-750-5600 0" svg:viewBox="0 0 5601 563">
            <text:p/>
          </draw:connector>
          <draw:connector draw:style-name="gr6" draw:text-style-name="P8" draw:layer="layout" draw:type="curve" svg:x1="7.676cm" svg:y1="2.366cm" svg:x2="4.876cm" svg:y2="4.416cm" draw:start-shape="id3" draw:end-shape="id2" draw:end-glue-point="1" svg:d="M7676 2366c-2100 0-700 2050-2800 2050" svg:viewBox="0 0 2801 2051">
            <text:p/>
          </draw:connector>
          <draw:connector draw:style-name="gr7" draw:text-style-name="P8" draw:layer="layout" draw:type="line" svg:x1="3.776cm" svg:y1="3.866cm" svg:x2="3.776cm" svg:y2="2.916cm" draw:start-shape="id2" draw:start-glue-point="0" draw:end-shape="id1" svg:d="M3776 3866v-950" svg:viewBox="0 0 1 951">
            <text:p/>
          </draw:connector>
          <draw:connector draw:style-name="gr7" draw:text-style-name="P8" draw:layer="layout" draw:type="line" svg:x1="8.176cm" svg:y1="4.416cm" svg:x2="4.976cm" svg:y2="2.466cm" draw:start-shape="id4" svg:d="M8176 4416l-3200-1950" svg:viewBox="0 0 3201 1951">
            <text:p/>
          </draw:connector>
          <draw:connector draw:style-name="gr8" draw:text-style-name="P8" draw:layer="layout" draw:type="line" svg:x1="7.676cm" svg:y1="2.366cm" svg:x2="5.076cm" svg:y2="2.366cm" draw:start-shape="id3" draw:start-glue-point="3" draw:end-shape="id1" draw:end-glue-point="1" svg:d="M7676 2366h-2600" svg:viewBox="0 0 2601 1">
            <text:p/>
          </draw:connector>
          <draw:connector draw:style-name="gr7" draw:text-style-name="P8" draw:layer="layout" draw:type="line" svg:x1="4.876cm" svg:y1="4.416cm" svg:x2="8.176cm" svg:y2="4.416cm" draw:start-shape="id2" draw:end-shape="id4" draw:end-glue-point="3" svg:d="M4876 4416h3300" svg:viewBox="0 0 3301 1">
            <text:p/>
          </draw:connector>
        </draw:g>
        <draw:g>
          <draw:line draw:style-name="gr7" draw:text-style-name="P8" draw:layer="layout" svg:x1="14.7cm" svg:y1="2.609cm" svg:x2="12.7cm" svg:y2="2.609cm">
            <text:p/>
          </draw:line>
          <draw:line draw:style-name="gr9" draw:text-style-name="P8" draw:layer="layout" svg:x1="12.7cm" svg:y1="3.409cm" svg:x2="14.7cm" svg:y2="3.409cm">
            <text:p/>
          </draw:line>
          <draw:frame draw:style-name="gr10" draw:text-style-name="P9" draw:layer="layout" svg:width="5.7cm" svg:height="1cm" svg:x="14.9cm" svg:y="2.2cm">
            <draw:text-box>
              <text:p><text:span text:style-name="T5">Conflicts</text:span></text:p>
            </draw:text-box>
          </draw:frame>
          <draw:frame draw:style-name="gr10" draw:text-style-name="P9" draw:layer="layout" svg:width="3.3cm" svg:height="1cm" svg:x="14.9cm" svg:y="3cm">
            <draw:text-box>
              <text:p><text:span text:style-name="T5">Side</text:span><text:span text:style-name="T6"> </text:span><text:span text:style-name="T5">effect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ler" svg:font-family="Aller" style:font-pitch="variable"/>
    <style:font-face style:name="Aller Display" svg:font-family="'Aller Display'" style:font-pitch="variable"/>
    <style:font-face style:name="Aller Light" svg:font-family="'Aller Ligh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5T10:14:11.113336699</meta:creation-date>
    <dc:date>2016-03-24T16:02:12.719340821</dc:date>
    <meta:editing-duration>PT19M19S</meta:editing-duration>
    <meta:editing-cycles>6</meta:editing-cycles>
    <meta:generator>LibreOffice/5.1.1.2$Linux_X86_64 LibreOffice_project/10m0$Build-2</meta:generator>
    <meta:document-statistic meta:object-count="21"/>
  </office:meta>
</office:document-meta>
</file>